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Umpush" svg:font-family="Umpus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6dac" officeooo:paragraph-rsid="00136dac"/>
    </style:style>
    <style:style style:name="P2" style:family="paragraph" style:parent-style-name="Standard">
      <style:text-properties fo:font-size="16pt" fo:font-weight="bold" officeooo:rsid="00136dac" officeooo:paragraph-rsid="00136dac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617c6" officeooo:paragraph-rsid="001617c6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4pt" fo:font-weight="bold" officeooo:rsid="00141e26" officeooo:paragraph-rsid="00141e26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617c6" officeooo:paragraph-rsid="001617c6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2pt" fo:font-weight="normal" officeooo:rsid="00141e26" officeooo:paragraph-rsid="00141e26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41e26" officeooo:paragraph-rsid="001617c6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617c6" officeooo:paragraph-rsid="001617c6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76112" officeooo:paragraph-rsid="0017611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617c6" officeooo:paragraph-rsid="001617c6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8pt" fo:font-weight="bold" officeooo:rsid="00136dac" officeooo:paragraph-rsid="00136dac" style:font-size-asian="18pt" style:font-weight-asian="bold" style:font-size-complex="18pt" style:font-weight-complex="bold"/>
    </style:style>
    <style:style style:name="P12" style:family="paragraph" style:parent-style-name="Standard">
      <style:text-properties officeooo:rsid="001617c6" officeooo:paragraph-rsid="001617c6"/>
    </style:style>
    <style:style style:name="P13" style:family="paragraph" style:parent-style-name="Standard">
      <style:text-properties fo:color="#666666" style:font-name="Ubuntu" fo:font-size="12pt" fo:font-weight="normal" officeooo:rsid="001617c6" officeooo:paragraph-rsid="001617c6" fo:background-color="#eeeee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color="#666666" style:font-name="Ubuntu" officeooo:rsid="00136dac" officeooo:paragraph-rsid="00136dac" fo:background-color="#eeeeee"/>
    </style:style>
    <style:style style:name="T1" style:family="text">
      <style:text-properties officeooo:rsid="00141e26"/>
    </style:style>
    <style:style style:name="T2" style:family="text">
      <style:text-properties officeooo:rsid="001617c6"/>
    </style:style>
    <style:style style:name="T3" style:family="text">
      <style:text-properties fo:color="#666666" style:font-name="Ubuntu" fo:background-color="#eeeeee" loext:char-shading-value="0"/>
    </style:style>
    <style:style style:name="T4" style:family="text">
      <style:text-properties fo:color="#666666" style:font-name="Ubuntu" fo:background-color="#eeeeee" loext:char-shading-value="0"/>
    </style:style>
    <style:style style:name="T5" style:family="text">
      <style:text-properties fo:color="#666666" fo:background-color="#eeeeee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nstallation</text:p>
      <text:p text:style-name="P1"/>
      <text:p text:style-name="P2">Running the Script</text:p>
      <text:p text:style-name="P1"/>
      <text:p text:style-name="P1">Run the installation script using the following command:</text:p>
      <text:p text:style-name="P1"/>
      <text:p text:style-name="P14">$ sudo bash install.bash</text:p>
      <text:p text:style-name="P1"/>
      <text:p text:style-name="P1">This will install the BCAI project folder in the current directory (the same directory as install.bash is in.)</text:p>
      <text:p text:style-name="P1">If you would like to install to a different file path, provide the argument</text:p>
      <text:p text:style-name="P1"/>
      <text:p text:style-name="P14">$ sudo bash install.bash &lt;filepath&gt;</text:p>
      <text:p text:style-name="P1">ex. <text:span text:style-name="T3">sudo bash install.bash ~/Test/</text:span></text:p>
      <text:p text:style-name="P1"/>
      <text:p text:style-name="P1">This will install the BCAI project folder in the Test directory. <text:span text:style-name="T1">If the provided directory is not found, installation will abort.</text:span></text:p>
      <text:p text:style-name="P1"/>
      <text:p text:style-name="P4">What Might Go Wrong</text:p>
      <text:p text:style-name="P6"/>
      <text:p text:style-name="P6">There are several things that could potentially go wrong during the installation process.</text:p>
      <text:p text:style-name="P6">1. It is found that the directory already has the BCAI project folder located within it.</text:p>
      <text:p text:style-name="P6"><text:tab/>If this happens, the script will ask if you want to delete and reinstall. </text:p>
      <text:p text:style-name="P6"><text:tab/>If you say no, you will two options:</text:p>
      <text:p text:style-name="P6"><text:tab/><text:tab/>I. Just reinstall software and packages</text:p>
      <text:p text:style-name="P6"><text:tab/><text:tab/>II. Abort</text:p>
      <text:p text:style-name="P6"><text:span text:style-name="T2">2</text:span>. Any software on the required list fails to install.</text:p>
      <text:p text:style-name="P1"><text:tab/><text:span text:style-name="T1">Installation will abort.</text:span></text:p>
      <text:p text:style-name="P7"><text:span text:style-name="T2">3</text:span>. The git repo fails to download</text:p>
      <text:p text:style-name="P7"><text:tab/>Installation will abort.</text:p>
      <text:p text:style-name="P12">4. The npm packages fail to install.</text:p>
      <text:p text:style-name="P12"><text:tab/>You will be given the option to try to install them again with sudo. </text:p>
      <text:p text:style-name="P12"><text:tab/>If you say no or it fails again with sudo, installation will abort.</text:p>
      <text:p text:style-name="P12"/>
      <text:p text:style-name="P3">Manual Installation</text:p>
      <text:p text:style-name="P9">If you would like to install everything yourself rather than run the script, or the script isn’t working for any reason, here is how to do it.</text:p>
      <text:p text:style-name="P5">Step 1: Software</text:p>
      <text:p text:style-name="P9">You must first install every software on this list, if it’s not already installed on your computer.</text:p>
      <text:p text:style-name="P5">Required Software List</text:p>
      <text:p text:style-name="P10">1. git</text:p>
      <text:p text:style-name="P10">2. npm</text:p>
      <text:p text:style-name="P10">3. node.js</text:p>
      <text:p text:style-name="P10">4. python</text:p>
      <text:p text:style-name="P10">5. flask</text:p>
      <text:p text:style-name="P10">6. docker</text:p>
      <text:p text:style-name="P10"/>
      <text:p text:style-name="P5"><text:soft-page-break/>Step 2: Download Project from git</text:p>
      <text:p text:style-name="P8">The repository can be downloaded from <text:a xlink:type="simple" xlink:href="https://github.com/PedroGRivera/BCAI.git" text:style-name="Internet_20_link" text:visited-style-name="Visited_20_Internet_20_Link">https://github.com/PedroGRivera/BCAI.git</text:a></text:p>
      <text:p text:style-name="P8"/>
      <text:p text:style-name="P8">ex. <text:span text:style-name="T3">$ git clone https://github.com/PedroGRivera/BCAI.git</text:span></text:p>
      <text:p text:style-name="P8"/>
      <text:p text:style-name="P3">Step 3: npm packages</text:p>
      <text:p text:style-name="P8">Now that you have the project files, you must go to two specific ones: BCAI/ML/localUser and BCAI/ML/localWorker</text:p>
      <text:p text:style-name="P8">In both of these directories, use the following command to install all required npm packages (this will take a while)</text:p>
      <text:p text:style-name="P13">$ npm install</text:p>
      <text:p text:style-name="P8">OR</text:p>
      <text:p text:style-name="P8"><text:span text:style-name="T4">$ sudo npm install</text:span><text:span text:style-name="T5"> </text:span>(recommended only if it doesn’t work without sudo)</text:p>
      <text:p text:style-name="P8"/>
      <text:p text:style-name="P8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Umpush" svg:font-family="Umpus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1:00:37.912933116</meta:creation-date>
    <dc:date>2019-12-05T11:45:13.803407436</dc:date>
    <meta:editing-duration>PT3M55S</meta:editing-duration>
    <meta:editing-cycles>1</meta:editing-cycles>
    <meta:document-statistic meta:table-count="0" meta:image-count="0" meta:object-count="0" meta:page-count="2" meta:paragraph-count="44" meta:word-count="338" meta:character-count="2011" meta:non-whitespace-character-count="1703"/>
    <meta:generator>LibreOffice/6.0.7.3$Linux_X86_64 LibreOffice_project/00m0$Build-3</meta:generator>
  </office:meta>
</office:document-meta>
</file>